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selected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not_select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ctive team)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stone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f g not_mov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2:28:45.053591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6T19:43:51.473766572</dc:date>
    <meta:editing-duration>P2DT11H46M43S</meta:editing-duration>
    <meta:editing-cycles>29</meta:editing-cycles>
    <meta:generator>LibreOffice/5.3.0.3$Linux_X86_64 LibreOffice_project/30m0$Build-3</meta:generator>
    <meta:document-statistic meta:table-count="1" meta:cell-count="95" meta:object-count="0"/>
  </office:meta>
</office:document-meta>
</file>